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unicode" svg:font-family="Junicode" style:font-pitch="variable"/>
    <style:font-face style:name="Linux Libertine Display O" svg:font-family="'Linux Libertine Display O'" style:font-adornments="Normal" style:font-pitch="variable"/>
    <style:font-face style:name="Linux Libertine O" svg:font-family="'Linux Libertine O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style:font-name="Junicode" officeooo:paragraph-rsid="0001521f"/>
    </style:style>
    <style:style style:name="P2" style:family="paragraph" style:parent-style-name="Text_20_body">
      <style:text-properties style:font-name="Junicode" fo:font-weight="bold" officeooo:rsid="00046cf8" officeooo:paragraph-rsid="00046cf8" style:font-weight-asian="bold" style:font-weight-complex="bold"/>
    </style:style>
    <style:style style:name="P3" style:family="paragraph" style:parent-style-name="Text_20_body">
      <style:text-properties style:font-name="Junicode" fo:font-weight="bold" officeooo:rsid="001775ec" officeooo:paragraph-rsid="00183f30" style:font-weight-asian="bold" style:font-weight-complex="bold"/>
    </style:style>
    <style:style style:name="P4" style:family="paragraph" style:parent-style-name="Text_20_body">
      <style:text-properties style:font-name="Junicode" fo:font-weight="bold" officeooo:rsid="00183f30" officeooo:paragraph-rsid="00183f30" style:font-weight-asian="bold" style:font-weight-complex="bold"/>
    </style:style>
    <style:style style:name="P5" style:family="paragraph" style:parent-style-name="Text_20_body">
      <style:text-properties style:font-name="Junicode" fo:font-weight="bold" officeooo:rsid="001b962a" officeooo:paragraph-rsid="001b962a" style:font-weight-asian="bold" style:font-weight-complex="bold"/>
    </style:style>
    <style:style style:name="P6" style:family="paragraph" style:parent-style-name="Text_20_body">
      <style:text-properties style:font-name="Junicode" fo:font-weight="bold" officeooo:rsid="0024bde7" officeooo:paragraph-rsid="0024bde7" style:font-weight-asian="bold" style:font-weight-complex="bold"/>
    </style:style>
    <style:style style:name="P7" style:family="paragraph" style:parent-style-name="Text_20_body">
      <style:text-properties style:font-name="Junicode" fo:font-weight="bold" officeooo:rsid="002951b1" officeooo:paragraph-rsid="002951b1" style:font-weight-asian="bold" style:font-weight-complex="bold"/>
    </style:style>
    <style:style style:name="P8" style:family="paragraph" style:parent-style-name="Text_20_body">
      <style:text-properties style:font-name="Junicode" fo:font-weight="bold" officeooo:rsid="003d14e6" officeooo:paragraph-rsid="003d14e6" style:font-weight-asian="bold" style:font-weight-complex="bold"/>
    </style:style>
    <style:style style:name="P9" style:family="paragraph" style:parent-style-name="Text_20_body">
      <style:text-properties style:font-name="Junicode" fo:font-weight="normal" officeooo:rsid="000be088" officeooo:paragraph-rsid="000be088" style:font-weight-asian="normal" style:font-weight-complex="normal"/>
    </style:style>
    <style:style style:name="P10" style:family="paragraph" style:parent-style-name="Text_20_body">
      <style:text-properties style:font-name="Junicode" fo:font-weight="normal" officeooo:rsid="000be088" officeooo:paragraph-rsid="003a058f" style:font-weight-asian="normal" style:font-weight-complex="normal"/>
    </style:style>
    <style:style style:name="P11" style:family="paragraph" style:parent-style-name="Text_20_body">
      <style:text-properties style:font-name="Junicode" fo:font-weight="normal" officeooo:rsid="0012ee49" officeooo:paragraph-rsid="0012ee49" style:font-weight-asian="normal" style:font-weight-complex="normal"/>
    </style:style>
    <style:style style:name="P12" style:family="paragraph" style:parent-style-name="Text_20_body">
      <style:text-properties style:font-name="Junicode" fo:font-weight="normal" officeooo:rsid="00159a88" officeooo:paragraph-rsid="00159a88" style:font-weight-asian="normal" style:font-weight-complex="normal"/>
    </style:style>
    <style:style style:name="P13" style:family="paragraph" style:parent-style-name="Text_20_body">
      <style:text-properties style:font-name="Junicode" fo:font-weight="normal" officeooo:rsid="0009109d" officeooo:paragraph-rsid="0009109d" style:font-weight-asian="normal" style:font-weight-complex="normal"/>
    </style:style>
    <style:style style:name="P14" style:family="paragraph" style:parent-style-name="Text_20_body">
      <style:text-properties style:font-name="Junicode" fo:font-weight="normal" officeooo:rsid="00204964" officeooo:paragraph-rsid="00204964" style:font-weight-asian="normal" style:font-weight-complex="normal"/>
    </style:style>
    <style:style style:name="P15" style:family="paragraph" style:parent-style-name="Text_20_body">
      <style:text-properties style:font-name="Junicode" fo:font-weight="normal" officeooo:rsid="0020bd8c" officeooo:paragraph-rsid="0020bd8c" style:font-weight-asian="normal" style:font-weight-complex="normal"/>
    </style:style>
    <style:style style:name="P16" style:family="paragraph" style:parent-style-name="Text_20_body">
      <style:text-properties style:font-name="Junicode" fo:font-weight="normal" officeooo:rsid="0024bde7" officeooo:paragraph-rsid="0024bde7" style:font-weight-asian="normal" style:font-weight-complex="normal"/>
    </style:style>
    <style:style style:name="P17" style:family="paragraph" style:parent-style-name="Text_20_body">
      <style:text-properties style:font-name="Junicode" fo:font-weight="normal" officeooo:rsid="00279281" officeooo:paragraph-rsid="00279281" style:font-weight-asian="normal" style:font-weight-complex="normal"/>
    </style:style>
    <style:style style:name="P18" style:family="paragraph" style:parent-style-name="Text_20_body">
      <style:text-properties style:font-name="Junicode" fo:font-weight="normal" officeooo:rsid="002f30ec" officeooo:paragraph-rsid="002f30ec" style:font-weight-asian="normal" style:font-weight-complex="normal"/>
    </style:style>
    <style:style style:name="P19" style:family="paragraph" style:parent-style-name="Text_20_body">
      <style:text-properties style:font-name="Junicode" fo:font-weight="normal" officeooo:rsid="002951b1" officeooo:paragraph-rsid="002951b1" style:font-weight-asian="normal" style:font-weight-complex="normal"/>
    </style:style>
    <style:style style:name="P20" style:family="paragraph" style:parent-style-name="Text_20_body">
      <style:text-properties style:font-name="Junicode" fo:font-weight="normal" officeooo:rsid="002a9246" officeooo:paragraph-rsid="002a9246" style:font-weight-asian="normal" style:font-weight-complex="normal"/>
    </style:style>
    <style:style style:name="P21" style:family="paragraph" style:parent-style-name="Text_20_body">
      <style:text-properties style:font-name="Junicode" fo:font-weight="normal" officeooo:rsid="00368641" officeooo:paragraph-rsid="00368641" style:font-weight-asian="normal" style:font-weight-complex="normal"/>
    </style:style>
    <style:style style:name="P22" style:family="paragraph" style:parent-style-name="Text_20_body">
      <style:text-properties style:font-name="Junicode" officeooo:rsid="001eb030" officeooo:paragraph-rsid="001eb030"/>
    </style:style>
    <style:style style:name="P23" style:family="paragraph" style:parent-style-name="Text_20_body">
      <style:text-properties style:font-name="Junicode" fo:font-style="italic" fo:font-weight="normal" officeooo:rsid="002105f1" officeooo:paragraph-rsid="002105f1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style:font-name="Junicode" fo:font-style="normal" fo:font-weight="normal" officeooo:rsid="002e2493" officeooo:paragraph-rsid="002e2493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font-name="Junicode" fo:font-style="normal" fo:font-weight="normal" officeooo:rsid="0034edd4" officeooo:paragraph-rsid="0034edd4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officeooo:paragraph-rsid="0001521f"/>
    </style:style>
    <style:style style:name="P27" style:family="paragraph" style:parent-style-name="Text_20_body">
      <style:text-properties officeooo:paragraph-rsid="000be088"/>
    </style:style>
    <style:style style:name="P28" style:family="paragraph" style:parent-style-name="Title">
      <style:text-properties style:font-name="Junicode" officeooo:paragraph-rsid="0001521f"/>
    </style:style>
    <style:style style:name="P29" style:family="paragraph" style:parent-style-name="Subtitle">
      <style:text-properties style:font-name="Junicode" officeooo:paragraph-rsid="0001521f"/>
    </style:style>
    <style:style style:name="P30" style:family="paragraph" style:parent-style-name="Text_20_body">
      <style:paragraph-properties fo:break-before="page"/>
      <style:text-properties style:font-name="Junicode" fo:font-weight="bold" officeooo:rsid="000be088" officeooo:paragraph-rsid="000be088" style:font-weight-asian="bold" style:font-weight-complex="bold"/>
    </style:style>
    <style:style style:name="P31" style:family="paragraph" style:parent-style-name="Text_20_body">
      <style:text-properties style:font-name="Junicode" fo:font-weight="normal" officeooo:rsid="003d14e6" officeooo:paragraph-rsid="003d14e6" style:font-weight-asian="normal" style:font-weight-complex="normal"/>
    </style:style>
    <style:style style:name="P32" style:family="paragraph" style:parent-style-name="Text_20_body">
      <style:text-properties style:font-name="Junicode" fo:font-weight="normal" officeooo:rsid="00159a88" officeooo:paragraph-rsid="00159a88" style:font-weight-asian="normal" style:font-weight-complex="normal"/>
    </style:style>
    <style:style style:name="P33" style:family="paragraph" style:parent-style-name="Text_20_body">
      <style:text-properties officeooo:paragraph-rsid="003df264"/>
    </style:style>
    <style:style style:name="T1" style:family="text">
      <style:text-properties officeooo:rsid="000203e4"/>
    </style:style>
    <style:style style:name="T2" style:family="text">
      <style:text-properties officeooo:rsid="00039453"/>
    </style:style>
    <style:style style:name="T3" style:family="text">
      <style:text-properties officeooo:rsid="0003b51e"/>
    </style:style>
    <style:style style:name="T4" style:family="text">
      <style:text-properties officeooo:rsid="00046cf8"/>
    </style:style>
    <style:style style:name="T5" style:family="text">
      <style:text-properties officeooo:rsid="0006692e"/>
    </style:style>
    <style:style style:name="T6" style:family="text">
      <style:text-properties officeooo:rsid="00069a47"/>
    </style:style>
    <style:style style:name="T7" style:family="text">
      <style:text-properties officeooo:rsid="0007ff10"/>
    </style:style>
    <style:style style:name="T8" style:family="text">
      <style:text-properties officeooo:rsid="000a4554"/>
    </style:style>
    <style:style style:name="T9" style:family="text">
      <style:text-properties officeooo:rsid="000c7a72"/>
    </style:style>
    <style:style style:name="T10" style:family="text">
      <style:text-properties officeooo:rsid="000d42a0"/>
    </style:style>
    <style:style style:name="T11" style:family="text">
      <style:text-properties officeooo:rsid="000da8e2"/>
    </style:style>
    <style:style style:name="T12" style:family="text">
      <style:text-properties officeooo:rsid="000f477d"/>
    </style:style>
    <style:style style:name="T13" style:family="text">
      <style:text-properties officeooo:rsid="001073e3"/>
    </style:style>
    <style:style style:name="T14" style:family="text">
      <style:text-properties officeooo:rsid="00120b2c"/>
    </style:style>
    <style:style style:name="T15" style:family="text">
      <style:text-properties officeooo:rsid="001492e4"/>
    </style:style>
    <style:style style:name="T16" style:family="text">
      <style:text-properties officeooo:rsid="001629f7"/>
    </style:style>
    <style:style style:name="T17" style:family="text">
      <style:text-properties fo:font-style="italic" officeooo:rsid="00185faf" style:font-style-asian="italic" style:font-style-complex="italic"/>
    </style:style>
    <style:style style:name="T18" style:family="text">
      <style:text-properties fo:font-style="italic" officeooo:rsid="001a0f4e" style:font-style-asian="italic" style:font-style-complex="italic"/>
    </style:style>
    <style:style style:name="T19" style:family="text">
      <style:text-properties fo:font-style="normal" officeooo:rsid="00185faf" style:font-style-asian="normal" style:font-style-complex="normal"/>
    </style:style>
    <style:style style:name="T20" style:family="text">
      <style:text-properties fo:font-style="normal" officeooo:rsid="001a0f4e" style:font-style-asian="normal" style:font-style-complex="normal"/>
    </style:style>
    <style:style style:name="T21" style:family="text">
      <style:text-properties officeooo:rsid="001d7ee4"/>
    </style:style>
    <style:style style:name="T22" style:family="text">
      <style:text-properties officeooo:rsid="0020b65b"/>
    </style:style>
    <style:style style:name="T23" style:family="text">
      <style:text-properties style:font-name="Junicode"/>
    </style:style>
    <style:style style:name="T24" style:family="text">
      <style:text-properties style:font-name="Junicode" fo:font-weight="normal" officeooo:rsid="000be088" style:font-weight-asian="normal" style:font-weight-complex="normal"/>
    </style:style>
    <style:style style:name="T25" style:family="text">
      <style:text-properties style:font-name="Junicode" fo:font-weight="normal" officeooo:rsid="003df264" style:font-weight-asian="normal" style:font-weight-complex="normal"/>
    </style:style>
    <style:style style:name="T26" style:family="text">
      <style:text-properties officeooo:rsid="0022e249"/>
    </style:style>
    <style:style style:name="T27" style:family="text">
      <style:text-properties officeooo:rsid="00236d63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52d78" style:font-weight-asian="bold" style:font-weight-complex="bold"/>
    </style:style>
    <style:style style:name="T30" style:family="text">
      <style:text-properties fo:font-weight="bold" officeooo:rsid="002c81a6" style:font-weight-asian="bold" style:font-weight-complex="bold"/>
    </style:style>
    <style:style style:name="T31" style:family="text">
      <style:text-properties fo:font-weight="bold" officeooo:rsid="003208c3" style:font-weight-asian="bold" style:font-weight-complex="bold"/>
    </style:style>
    <style:style style:name="T32" style:family="text">
      <style:text-properties fo:font-weight="bold" officeooo:rsid="00354767" style:font-weight-asian="bold" style:font-weight-complex="bold"/>
    </style:style>
    <style:style style:name="T33" style:family="text">
      <style:text-properties fo:font-weight="bold" officeooo:rsid="00387fa5" style:font-weight-asian="bold" style:font-weight-complex="bold"/>
    </style:style>
    <style:style style:name="T34" style:family="text">
      <style:text-properties fo:font-weight="bold" officeooo:rsid="003a058f" style:font-weight-asian="bold" style:font-weight-complex="bold"/>
    </style:style>
    <style:style style:name="T35" style:family="text">
      <style:text-properties fo:font-weight="bold" officeooo:rsid="003b7811" style:font-weight-asian="bold" style:font-weight-complex="bold"/>
    </style:style>
    <style:style style:name="T36" style:family="text">
      <style:text-properties fo:font-weight="normal" officeooo:rsid="00354767" style:font-weight-asian="normal" style:font-weight-complex="normal"/>
    </style:style>
    <style:style style:name="T37" style:family="text">
      <style:text-properties fo:font-weight="normal" officeooo:rsid="00387fa5" style:font-weight-asian="normal" style:font-weight-complex="normal"/>
    </style:style>
    <style:style style:name="T38" style:family="text">
      <style:text-properties officeooo:rsid="00252d78"/>
    </style:style>
    <style:style style:name="T39" style:family="text">
      <style:text-properties officeooo:rsid="0028332d"/>
    </style:style>
    <style:style style:name="T40" style:family="text">
      <style:text-properties officeooo:rsid="002c81a6"/>
    </style:style>
    <style:style style:name="T41" style:family="text">
      <style:text-properties officeooo:rsid="003208c3"/>
    </style:style>
    <style:style style:name="T42" style:family="text">
      <style:text-properties officeooo:rsid="0032b476"/>
    </style:style>
    <style:style style:name="T43" style:family="text">
      <style:text-properties officeooo:rsid="0038f0ec"/>
    </style:style>
    <style:style style:name="T44" style:family="text">
      <style:text-properties officeooo:rsid="003a058f"/>
    </style:style>
    <style:style style:name="T45" style:family="text">
      <style:text-properties officeooo:rsid="003b7811"/>
    </style:style>
    <style:style style:name="T46" style:family="text">
      <style:text-properties officeooo:rsid="003df2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9"/>
      <text:p text:style-name="P1"/>
      <text:p text:style-name="P1"/>
      <text:p text:style-name="P1">book/0001/01000c.bin.png : <text:span text:style-name="T1">ligne double</text:span></text:p>
      <text:p text:style-name="P22">book/0001/01002a.gt.txt <text:s/>ur un ꝑrun δe marbre bloı ſe culche[δ?]</text:p>
      <text:p text:style-name="P1">book/0001/01002f.bin.png : L eꝑeſ? carleſ δe france dulce</text:p>
      <text:p text:style-name="P1">book/0001/010041.bin.png : ꝓ ı?δom ıout pur ſun ſeıgnur aıδer</text:p>
      <text:p text:style-name="P1">book/0001/010045.bin.png : M anδez carlun al oꝛguıllus ⁊ al fıeſ? .</text:p>
      <text:p text:style-name="P1">book/0002/010004.bin.png : F? eδeılz ſeruıſeſ ⁊ mult granz amıſtez</text:p>
      <text:p text:style-name="P1">book/0002/010014.bin.png : Q ue nuſ ꝑδunſ lonur ne la δeíntet ;?[grattage]</text:p>
      <text:p text:style-name="P1">book/0005/01000c.bin.png : <text:span text:style-name="T1">ligne double</text:span></text:p>
      <text:p text:style-name="P1">book/0005/01001e.bin.png : <text:span text:style-name="T1">ligne double</text:span></text:p>
      <text:p text:style-name="P1">book/0007/010002.bin.png : R ıcharδ lı uélz ⁊ ſun neuͦld? henrı.</text:p>
      <text:p text:style-name="P1">book/0007/01000b.bin.png : <text:span text:style-name="T1">ligne double</text:span></text:p>
      <text:p text:style-name="P1">book/0007/010017.bin.png : L ı emꝑereſ out ſa ra?ıſun fenıe.</text:p>
      <text:p text:style-name="P1">book/0008/010002.bin.png : p rıſ auualte_rne? ⁊ la tere δe pıne.</text:p>
      <text:p text:style-name="P1">book/0008/010005.bin.png : D e ſeſ paıenueıat[homeoteleute: rétablir paienſ en i enueiat?] quınze.</text:p>
      <text:p text:style-name="P1">book/0008/010008.bin.png : A? uoz franceıſ un cunſeıll en preſıſteſ.</text:p>
      <text:p text:style-name="P1">book/0009/01000a.bin.png : S aueır ı a?δ maıſ qͥl ſeıt entenδuδ.</text:p>
      <text:p text:style-name="P1"><text:soft-page-break/>book/0010/010018.bin.png : c ar meſ lıſez un barun δe mar?marche. <text:span text:style-name="T6">[exponctuation]</text:span></text:p>
      <text:p text:style-name="P1">book/0011/010001.bin.png : ç? e luı leſſez nı tͣmetrez pluſ ſaıue</text:p>
      <text:p text:style-name="P1">book/0011/01001a.bin.png : <text:span text:style-name="T1">ligne double</text:span></text:p>
      <text:p text:style-name="P1">book/0012/01000d.bin.png : <text:span text:style-name="T2">ligne double</text:span></text:p>
      <text:p text:style-name="P1">book/0013/010016.bin.png : L ı quenſ Roll̃ nel f?e δouſt penſer.</text:p>
      <text:p text:style-name="P1">book/0014/010006.bin.png : <text:span text:style-name="T3">ligne double</text:span></text:p>
      <text:p text:style-name="P1">book/0014/01000f.bin.png : J amaıſ nert hume kı encuntre luı uaılle. ao[ı?]</text:p>
      <text:p text:style-name="P1">book/0014/010010.bin.png : Dıſt blancanδrın francſ ſunt mult gẽntilz h[om?]</text:p>
      <text:p text:style-name="P1">book/0014/010017.bin.png : v ınt ı ſeſ nıeſ e?ut ueſtue ſa brunıe. <text:span text:style-name="T7">[e/o]</text:span></text:p>
      <text:p text:style-name="P1">book/0014/01001c.bin.png : <text:span text:style-name="T4">ligne double</text:span></text:p>
      <text:p text:style-name="P1">book/0015/010001.bin.png : S eıt kıl ocıet tute paıſ puıſ au͛rıú?meſ. AOI.</text:p>
      <text:p text:style-name="P1">book/0016/010006.bin.png : M? aıſ lı quenſ gueneſ ſe fut ben p᷑ <text:s/>penſet.</text:p>
      <text:p text:style-name="P1">book/0016/01001c.bin.png : <text:span text:style-name="T5">ajout marginal</text:span></text:p>
      <text:p text:style-name="P1">book/0017/010001.bin.png : <text:span text:style-name="T15">ligne double</text:span></text:p>
      <text:p text:style-name="P1">book/0020/010021.bin.png : </text:p>
      <text:p text:style-name="P26"><text:span text:style-name="T23">book/0017/010006.bin.png : </text:span>N? oſ [le] δouſſez eſculter ⁊ oır.</text:p>
      <text:p text:style-name="P1">book/0019/01000b.bin.png : <text:span text:style-name="T16">ligne triple</text:span></text:p>
      <text:p text:style-name="P26"><text:span text:style-name="T23">book/0019/010006.bin.png : </text:span>[B] el ſıre gueneſ co lı aδ dıt marſılıe.</text:p>
      <text:p text:style-name="P26">book/0019/010002.bin.png : e? gueneſ laδ prıſ par la maın δeſtre aδ deız.</text:p>
      <text:p text:style-name="P26">book/0020/010006.bin.png : M en eſcıentre(sic?) δouſ cenz anz aδ e mıelz.</text:p>
      <text:p text:style-name="P26">book/0019/010008.bin.png : [Q u]ant poꝛ ferır uuſ δemuſtraı grant ire.</text:p>
      <text:p text:style-name="P26">book/0019/010009.bin.png : [G u]az uoſ en dreıt parcez pelſ ſabelıneſ.</text:p>
      <text:p text:style-name="P26"><text:soft-page-break/>book/0019/01000a.bin.png : [M e]lz en ualt lor que ne funt cınc cenz lıu͛reſ.</text:p>
      <text:p text:style-name="P26">book/0020/010021.bin.png : s ourſ ÷ carll̃ ne cre[sic?] crent hume uıuant. Aoı.</text:p>
      <text:p text:style-name="P3">book/0020/01000e.bin.png : ȩ cédillé, </text:p>
      <text:p text:style-name="P4">Deuxième moitié de 20 : problème d'initiale détachées quasi pas détachées.</text:p>
      <text:p text:style-name="P2"/>
      <text:p text:style-name="P13">Il faudrait vérifier tous les ſ / f <text:span text:style-name="T9">[fait 1-16]. Vérifier aussi tous les </text:span><text:span text:style-name="T17">s</text:span><text:span text:style-name="T19"> ronds, </text:span><text:span text:style-name="T18">v</text:span><text:span text:style-name="T20">, etc</text:span><text:span text:style-name="T19">.</text:span></text:p>
      <text:p text:style-name="P13">Aussi, faire passer le modèle sur tous les fichiers d'entraînement et de test, pour comparer les résultats obtenus avec <text:span text:style-name="T8">ceux de la transcription.</text:span></text:p>
      <text:p text:style-name="P9">Aussi, tester les modèles sur la transcription des pages 17-20</text:p>
      <text:p text:style-name="P9"/>
      <text:p text:style-name="P14">Revoir rapidement les majuscules, <text:span text:style-name="T22">s/S, v/V, A/a</text:span></text:p>
      <text:p text:style-name="P15">=&gt; S/s : presque uniquement en initiale de vers (rares exceptions).</text:p>
      <text:p text:style-name="P23">Les autres à voir</text:p>
      <text:p text:style-name="P24">Voir aussi le point final et l’éventuel espace avant ou non.</text:p>
      <text:p text:style-name="P25">Les AOI.</text:p>
      <text:p text:style-name="P25"/>
      <text:p text:style-name="P30"/>
      <text:p text:style-name="P27"><text:span text:style-name="T24">book2/0001/01001e.bin.png : </text:span><text:span text:style-name="T28">neſtoertrat</text:span>, <text:span text:style-name="T42">lecture difficile (tâche). I. Short, n’estoertrat. Segre ??</text:span></text:p>
      <text:p text:style-name="P27">book2/0001/010012.bin.png : <text:span text:style-name="T32">sizer</text:span><text:span text:style-name="T36">, lire sizre, comme Short ? Segre ?</text:span></text:p>
      <text:p text:style-name="P27"><text:span text:style-name="T36">book2/0002/010010.bin.png : </text:span><text:span text:style-name="T37">doute entre </text:span><text:span text:style-name="T33">olifont</text:span><text:span text:style-name="T37"> et </text:span><text:span text:style-name="T33">olifant</text:span><text:span text:style-name="T37">.</text:span></text:p>
      <text:p text:style-name="P9">book2/0002/010014.bin.png : <text:span text:style-name="T41">forme du </text:span><text:span text:style-name="T31">t</text:span><text:span text:style-name="T41"> bizarre. Correction a posteriori ?</text:span></text:p>
      <text:p text:style-name="P9">book2/0002/010018.bin.png : <text:span text:style-name="T44">ajout d’un </text:span><text:span text:style-name="T34">s</text:span><text:span text:style-name="T44"> en suscrit, sans doute la main du copiste.</text:span></text:p>
      <text:p text:style-name="P10">book2/0002/01000a.bin.png : <text:span text:style-name="T43">et suivantes, ajouts d’une seconde main, « il plus », « n’est sevis », «de Rollant(?)  si li est »</text:span> </text:p>
      <text:p text:style-name="P9">book2/0003/010010.bin.png : <text:span text:style-name="T10">ligne triple</text:span></text:p>
      <text:p text:style-name="P9">book2/0004/01000e.bin.png : <text:span text:style-name="T11">ligne double</text:span></text:p>
      <text:p text:style-name="P9">book2/0004/01001a.bin.png : <text:span text:style-name="T11">ligne double</text:span></text:p>
      <text:p text:style-name="P9">book2/0006/01001c.bin.png : <text:span text:style-name="T11">ligne double</text:span></text:p>
      <text:p text:style-name="P9">book2/0007/010002.bin.png : <text:span text:style-name="T11">ligne double</text:span></text:p>
      <text:p text:style-name="P9">book2/0010/01001a.bin.png : <text:span text:style-name="T12">ligne double</text:span></text:p>
      <text:p text:style-name="P9">book2/0011/01001b.bin.png : <text:span text:style-name="T13">ligne double</text:span></text:p>
      <text:p text:style-name="P9">book2/0013/010005.bin.png : <text:span text:style-name="T13">ligne double</text:span></text:p>
      <text:p text:style-name="P9">book2/0013/010015.bin.png : <text:span text:style-name="T13">ligne double</text:span></text:p>
      <text:p text:style-name="P9">book2/0016/01000a.bin.png : <text:span text:style-name="T14">ligne double</text:span></text:p>
      <text:p text:style-name="P9">book2/0016/010011.bin.png : <text:span text:style-name="T14">ligne double</text:span></text:p>
      <text:p text:style-name="P9">book2/0018/010011.bin.png : <text:span text:style-name="T27">b barré avec valeur er (et pas tilde ondulé er… qui ne paraît pas utilisée forcément dans ce sens là =&gt; mérite un point de description)</text:span></text:p>
      <text:p text:style-name="P9"><text:soft-page-break/>book2/0018/010008.bin.png : <text:span text:style-name="T35">aurez</text:span><text:span text:style-name="T45"> ajouté au dessus de la ligne (main du copiste, semble-t-il)</text:span></text:p>
      <text:p text:style-name="P9">book2/0018/01001c.bin.png : <text:span text:style-name="T45">ajout de </text:span><text:span text:style-name="T35">tut</text:span><text:span text:style-name="T45"> au dessus de la ligne (quelle main?).</text:span></text:p>
      <text:p text:style-name="P9">book2/0019/010004.bin.png : <text:span text:style-name="T14">ligne double</text:span></text:p>
      <text:p text:style-name="P11">fol. 11 : quelques passages de lecture peu claire, à vérifier. Fol. 11v, des additions d’une autre main, écriture de chancellerie.</text:p>
      <text:p text:style-name="P12"><text:span text:style-name="T26">D</text:span>u fol. 12<text:span text:style-name="T26">r</text:span> <text:span text:style-name="T26">au19r </text:span>, à corriger.</text:p>
      <text:p text:style-name="P33"><text:span text:style-name="T25">28 février 2018 : relu au kilomètre les fol. 12-17v (-&gt; </text:span>book2/0014<text:span text:style-name="T46">) pour le devoir de TEI.</text:span></text:p>
      <text:p text:style-name="P12"/>
      <text:p text:style-name="P12"/>
      <text:p text:style-name="P5">À faire une fois qu'on aura terminé la transcription des deux blocs :</text:p>
      <text:p text:style-name="P5">- revoir systématiquement les variantes de forme des lettres <text:span text:style-name="T21">propice à l'erreur</text:span> ;</text:p>
      <text:p text:style-name="P5">- <text:span text:style-name="T21">tester différences entre prédiction et GT [ça pourrait être bien pour le billet aussi] ;</text:span></text:p>
      <text:p text:style-name="P5">- <text:span text:style-name="T21">exporter version de référence, et repasser les lignes pour les aligner complètement avec ce qui est visible dans l'image.</text:span></text:p>
      <text:p text:style-name="P18">fol. 20v, trou dans le parchemin évité par l’écriture.</text:p>
      <text:p text:style-name="P5"/>
      <text:p text:style-name="P6">Notes</text:p>
      <text:p text:style-name="P16">- étude de la <text:span text:style-name="T28">segmentation </text:span>: pas grand chose à tirer, car souvent assez bien segmenté ou peu distinct. Quelques choses intéressantes du côté de la déglutination.</text:p>
      <text:p text:style-name="P16">- <text:span text:style-name="T28">abréviations </text:span>: choses intéressantes à dire, notamment du point de vue <text:span text:style-name="T38">de l’emploi du tilde ondulé, apparemment seulement pour noter le e svarabhaktique, qui n’est autrement jamais noté directement </text:span><text:soft-page-break/><text:span text:style-name="T38">(?). Pourrait-il servir à noter v ? À voir. Me semble utilisé presque uniquement sur </text:span><text:span text:style-name="T29">u</text:span><text:span text:style-name="T38">. =&gt; et bim, ça s’infirme en partie, je viens de voir un </text:span><text:span text:style-name="T29">olıu͛</text:span><text:span text:style-name="T38">.</text:span></text:p>
      <text:p text:style-name="P16">-<text:span text:style-name="T28"> étude des majuscules :</text:span> à reprendre de fond en comble, pour la datation et en lien avec la bibliographie.</text:p>
      <text:p text:style-name="P17">=&gt; voir s’il y a des évolutions nettes dans l’emploi des abréviations/<text:span text:style-name="T40">allographes/accentuation</text:span> au fur-et-à-mesure du ms. Pourrait être indicatif <text:span text:style-name="T39">de changements du côté du scribe.</text:span></text:p>
      <text:p text:style-name="P17">- <text:span text:style-name="T30">accentuation :</text:span><text:span text:style-name="T40"> très rare, revérifier les occurrences, car difficiles à juger également.</text:span></text:p>
      <text:p text:style-name="P7">Plan article</text:p>
      <text:p text:style-name="P19">1. l’océrisation du Rolland d’Oxford, avec références aux autres articles, succès des modèles, et brève description du processus et des performances (lien téléchargement modèles ?) ;</text:p>
      <text:p text:style-name="P19">2. modélisation ? Rapidement si déjà précédent article ;</text:p>
      <text:p text:style-name="P20">3. Analyse du système graphique (points saillants) ;</text:p>
      <text:p text:style-name="P20">4. Conclusions (essais de datation, de contextualisation, y compris d’autres analyses ? Différences internes ?).</text:p>
      <text:p text:style-name="P20"/>
      <text:p text:style-name="P21">N.B. : coquilles de la transcription Short,</text:p>
      <text:p text:style-name="P21">pas tout relevé, notamment parce que pas mal de corrections au texte aussi (pas forcément signalées, car lettres gothiques ?)</text:p>
      <text:p text:style-name="P21">601, quant pour quan</text:p>
      <text:p text:style-name="P21"/>
      <text:p text:style-name="P21"/>
      <text:p text:style-name="P8">Modélisation</text:p>
      <text:p text:style-name="P31"><text:soft-page-break/>L’examen des confusions les plus fréquentes des modèles d’intelligence artificielle a permis de rectifier et d’affiner certains points de modélisation, qui posent de toute façon des difficultés récurrentes :</text:p>
      <text:p text:style-name="P31">- espace ;</text:p>
      <text:p text:style-name="P31">- s/S (et majuscules) ;</text:p>
      <text:p text:style-name="P31">- 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unicode" svg:font-family="Junicode" style:font-pitch="variable"/>
    <style:font-face style:name="Linux Libertine Display O" svg:font-family="'Linux Libertine Display O'" style:font-adornments="Normal" style:font-pitch="variable"/>
    <style:font-face style:name="Linux Libertine O" svg:font-family="'Linux Libertine O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Libertine Display O" fo:font-family="'Linux Libertine Display O'" style:font-style-name="Normal" style:font-pitch="variable" fo:font-size="2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loext:contextual-spacing="false" fo:line-height="150%" fo:text-align="justify" style:justify-single-word="false" fo:hyphenation-ladder-count="no-limit" fo:text-indent="0.499cm" style:auto-text-indent="false" style:page-number="auto"/>
      <style:text-properties style:font-name="Linux Libertine O" fo:font-family="'Linux Libertine O'" style:font-style-name="Normal" style:font-pitch="variable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justify" style:justify-single-word="false"/>
      <style:text-properties style:font-name="Linux Libertine Display O" fo:font-family="'Linux Libertine Display O'" style:font-style-name="Normal" style:font-pitch="variable" fo:font-size="16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normal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20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Sans_20_nom1" style:display-name="Sans nom1" style:family="text">
      <style:text-properties fo:font-variant="small-cap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Baptiste Camps</meta:initial-creator>
    <meta:creation-date>2010-11-20T18:10:30</meta:creation-date>
    <meta:generator>LibreOffice/5.1.6.2$Linux_X86_64 LibreOffice_project/10m0$Build-2</meta:generator>
    <dc:date>2018-02-28T20:31:54.822232505</dc:date>
    <meta:editing-duration>PT12H16M51S</meta:editing-duration>
    <meta:editing-cycles>67</meta:editing-cycles>
    <meta:document-statistic meta:table-count="0" meta:image-count="0" meta:object-count="0" meta:page-count="7" meta:paragraph-count="98" meta:word-count="1004" meta:character-count="6748" meta:non-whitespace-character-count="5836"/>
  </office:meta>
</office:document-meta>
</file>